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43135167"/>Document Title<text:bookmark-end text:name="__RefHeading__43135167"/></text:h>
      <text:p text:style-name="Standard">Paragraph one with abig footnote: &gt;<text:note text:id="ftn0" text:note-class="footnote"><text:note-citation text:label="FN">FN</text:note-citation><text:note-body><text:p text:style-name="Footnote"><text:s/>Text of the big footnote.</text:p><text:p text:style-name="Footnote"><text:span text:style-name="T1">Paragraph</text:span> 2 of footnote with annotation &gt;<office:annotation><dc:creator>Yves Savourel</dc:creator><dc:date>2009-03-13T23:02:32.67</dc:date><text:p text:style-name="P1"><text:span text:style-name="T2">Text of the note in the footnote.</text:span></text:p></office:annotation>&lt; text after.</text:p></text:note-body></text:note>&lt;</text:p>
      <text:p text:style-name="Standard">See: <text:bookmark-ref text:reference-format="text" text:ref-name="__RefHeading__43135167">Document Title</text:bookmark-ref> etc.</text:p>
      <text:p text:style-name="Standard"/>
      <text:p text:style-name="Standard">Link: <text:a xlink:type="simple" xlink:href="http://okapi.opentag.com/" office:name="name of link">Text for this link</text:a></text:p>
      <text:p text:style-name="Standard">Text with revisions: dele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Yves Savourel</meta:initial-creator>
    <meta:creation-date>2009-03-13T22:59:50.29</meta:creation-date>
    <dc:date>2009-03-13T23:08:07.50</dc:date>
    <dc:creator>Yves Savourel</dc:creator>
    <meta:editing-duration>PT00H08M17S</meta:editing-duration>
    <meta:editing-cycles>5</meta:editing-cycles>
    <meta:generator>OpenOffice.org/3.0$Win32 OpenOffice.org_project/300m9$Build-9358</meta:generator>
    <meta:document-statistic meta:table-count="0" meta:image-count="0" meta:object-count="0" meta:page-count="1" meta:paragraph-count="7" meta:word-count="38" meta:character-count="208"/>
  </office:meta>
</office:document-meta>
</file>